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Courier New" svg:font-family="'Courier New'" style:font-family-generic="modern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David" svg:font-family="David" style:font-family-generic="roman" style:font-pitch="variable"/>
    <style:font-face style:name="Liberation Serif" svg:font-family="'Liberation Serif'" style:font-family-generic="roman" style:font-pitch="variable"/>
    <style:font-face style:name="Nachlieli CLM1" svg:font-family="'Nachlieli CLM'" style:font-family-generic="roman" style:font-pitch="variable"/>
    <style:font-face style:name="OpenSymbol1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2" svg:font-family="OpenSymbol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Heading_20_2">
      <style:text-properties officeooo:paragraph-rsid="062aa247"/>
    </style:style>
    <style:style style:name="P4" style:family="paragraph" style:parent-style-name="Heading_20_2">
      <style:text-properties officeooo:paragraph-rsid="063f828d"/>
    </style:style>
    <style:style style:name="P5" style:family="paragraph" style:parent-style-name="Heading_20_2">
      <style:text-properties officeooo:paragraph-rsid="0656e34b"/>
    </style:style>
    <style:style style:name="P6" style:family="paragraph" style:parent-style-name="Heading_20_2">
      <style:text-properties officeooo:paragraph-rsid="0673cd95"/>
    </style:style>
    <style:style style:name="P7" style:family="paragraph" style:parent-style-name="Standard">
      <style:text-properties officeooo:paragraph-rsid="063f828d"/>
    </style:style>
    <style:style style:name="P8" style:family="paragraph" style:parent-style-name="Standard">
      <style:text-properties officeooo:paragraph-rsid="0656e34b"/>
    </style:style>
    <style:style style:name="P9" style:family="paragraph" style:parent-style-name="Standard">
      <style:text-properties style:font-name="David" officeooo:rsid="062f9785" officeooo:paragraph-rsid="062f9785" style:font-size-asian="10.5pt" style:font-name-complex="David CLM" style:font-weight-complex="normal"/>
    </style:style>
    <style:style style:name="P10" style:family="paragraph" style:parent-style-name="Standard">
      <style:text-properties style:font-name="David" officeooo:rsid="062f9785" officeooo:paragraph-rsid="066dd64a" style:font-size-asian="10.5pt" style:font-name-complex="David CLM" style:font-weight-complex="normal"/>
    </style:style>
    <style:style style:name="P11" style:family="paragraph" style:parent-style-name="Standard">
      <style:text-properties style:font-name="David" officeooo:rsid="062f9785" officeooo:paragraph-rsid="0673cd95" style:font-size-asian="10.5pt" style:font-name-complex="David CLM" style:font-weight-complex="normal"/>
    </style:style>
    <style:style style:name="P12" style:family="paragraph" style:parent-style-name="Standard">
      <style:text-properties style:font-name="David" officeooo:rsid="066dd64a" officeooo:paragraph-rsid="066dd64a" style:font-size-asian="10.5pt" style:font-name-complex="David CLM" style:font-weight-complex="normal"/>
    </style:style>
    <style:style style:name="P13" style:family="paragraph" style:parent-style-name="Standard">
      <style:text-properties style:font-name="David" officeooo:rsid="06751456" officeooo:paragraph-rsid="0673cd95" style:font-size-asian="10.5pt" style:font-name-complex="David CLM" style:font-weight-complex="normal"/>
    </style:style>
    <style:style style:name="P14" style:family="paragraph" style:parent-style-name="Standard">
      <style:text-properties style:font-name="David" officeooo:rsid="06751456" officeooo:paragraph-rsid="06751456" style:font-size-asian="10.5pt" style:font-name-complex="David CLM" style:font-weight-complex="normal"/>
    </style:style>
    <style:style style:name="P15" style:family="paragraph" style:parent-style-name="Standard">
      <style:text-properties style:font-name="David" officeooo:rsid="064d53b4" officeooo:paragraph-rsid="064d53b4"/>
    </style:style>
    <style:style style:name="P16" style:family="paragraph" style:parent-style-name="Standard">
      <style:text-properties style:font-name="David" officeooo:paragraph-rsid="063f828d"/>
    </style:style>
    <style:style style:name="P17" style:family="paragraph" style:parent-style-name="Standard">
      <style:text-properties officeooo:rsid="0628aa40" officeooo:paragraph-rsid="062aa247"/>
    </style:style>
    <style:style style:name="P18" style:family="paragraph" style:parent-style-name="Standard">
      <style:text-properties officeooo:rsid="0628aa40" officeooo:paragraph-rsid="065c7a5d"/>
    </style:style>
    <style:style style:name="P19" style:family="paragraph" style:parent-style-name="Standard">
      <style:text-properties style:font-name="Monospace" officeooo:rsid="0626422c" officeooo:paragraph-rsid="062aa247" style:font-size-asian="10.5pt" style:font-name-complex="David CLM" style:font-weight-complex="normal"/>
    </style:style>
    <style:style style:name="P20" style:family="paragraph" style:parent-style-name="Standard">
      <style:text-properties style:font-name="Monospace" officeooo:rsid="0628aa40" officeooo:paragraph-rsid="062aa247" style:font-size-asian="10.5pt" style:font-name-complex="David CLM" style:font-weight-complex="normal"/>
    </style:style>
    <style:style style:name="P21" style:family="paragraph" style:parent-style-name="Standard">
      <style:text-properties officeooo:paragraph-rsid="065b97c2"/>
    </style:style>
    <style:style style:name="P22" style:family="paragraph" style:parent-style-name="Text_20_body">
      <style:paragraph-properties fo:line-height="100%"/>
      <style:text-properties officeooo:rsid="04af6545" officeooo:paragraph-rsid="04af6545"/>
    </style:style>
    <style:style style:name="P23" style:family="paragraph" style:parent-style-name="Standard">
      <style:paragraph-properties fo:text-align="end" style:justify-single-word="false" style:writing-mode="rl-tb"/>
      <style:text-properties style:font-name="David" officeooo:rsid="062f9785" officeooo:paragraph-rsid="062f9785" style:font-size-asian="10.5pt" style:font-name-complex="David CLM" style:font-weight-complex="normal"/>
    </style:style>
    <style:style style:name="P24" style:family="paragraph" style:parent-style-name="Standard">
      <style:paragraph-properties fo:text-align="end" style:justify-single-word="false" style:writing-mode="rl-tb"/>
      <style:text-properties style:font-name="David" officeooo:rsid="062f9785" officeooo:paragraph-rsid="066dd64a" style:font-size-asian="10.5pt" style:font-name-complex="David CLM" style:font-weight-complex="normal"/>
    </style:style>
    <style:style style:name="P25" style:family="paragraph" style:parent-style-name="Standard">
      <style:paragraph-properties fo:text-align="start" style:justify-single-word="false" style:writing-mode="lr-tb"/>
      <style:text-properties style:font-name="Courier New" fo:font-size="10pt" officeooo:rsid="066dd64a" officeooo:paragraph-rsid="066dd64a" style:font-size-asian="10pt" style:font-name-complex="David CLM" style:font-size-complex="10pt" style:font-weight-complex="normal"/>
    </style:style>
    <style:style style:name="P26" style:family="paragraph" style:parent-style-name="Heading_20_1">
      <style:paragraph-properties fo:line-height="100%"/>
      <style:text-properties officeooo:paragraph-rsid="04af6545"/>
    </style:style>
    <style:style style:name="P27" style:family="paragraph" style:parent-style-name="Standard" style:list-style-name="L1">
      <style:text-properties officeooo:paragraph-rsid="065c7a5d"/>
    </style:style>
    <style:style style:name="P28" style:family="paragraph" style:parent-style-name="Standard">
      <style:text-properties style:font-name="Monospace" officeooo:rsid="0628aa40" officeooo:paragraph-rsid="062aa247" style:font-size-asian="10.5pt" style:font-name-complex="David CLM" style:font-weight-complex="normal"/>
    </style:style>
    <style:style style:name="P29" style:family="paragraph" style:parent-style-name="Standard">
      <style:text-properties style:font-name="David" fo:language="en" fo:country="US" fo:font-weight="bold" officeooo:rsid="0656e34b" officeooo:paragraph-rsid="0656e34b" style:font-size-asian="10.5pt" style:font-weight-asian="bold" style:font-name-complex="David CLM" style:font-weight-complex="bold"/>
    </style:style>
    <style:style style:name="P30" style:family="paragraph" style:parent-style-name="Standard">
      <style:text-properties style:font-name="David" fo:language="en" fo:country="US" officeooo:rsid="0656e34b" officeooo:paragraph-rsid="0656e34b" style:font-size-asian="10.5pt" style:font-name-complex="David CLM" style:font-weight-complex="normal"/>
    </style:style>
    <style:style style:name="P31" style:family="paragraph" style:parent-style-name="Standard">
      <style:text-properties style:font-name="David" fo:language="en" fo:country="US" officeooo:rsid="06693306" officeooo:paragraph-rsid="06693306"/>
    </style:style>
    <style:style style:name="T1" style:family="text">
      <style:text-properties officeooo:rsid="05226f8d"/>
    </style:style>
    <style:style style:name="T2" style:family="text">
      <style:text-properties officeooo:rsid="056dcf64"/>
    </style:style>
    <style:style style:name="T3" style:family="text">
      <style:text-properties style:font-name="Monospace" style:font-size-asian="10.5pt" style:font-name-complex="David CLM" style:font-weight-complex="normal"/>
    </style:style>
    <style:style style:name="T4" style:family="text">
      <style:text-properties style:font-name="Monospace" officeooo:rsid="0626422c" style:font-size-asian="10.5pt" style:font-name-complex="David CLM" style:font-weight-complex="normal"/>
    </style:style>
    <style:style style:name="T5" style:family="text">
      <style:text-properties style:font-name="Monospace" officeooo:rsid="062779da" style:font-size-asian="10.5pt" style:font-name-complex="David CLM" style:font-weight-complex="normal"/>
    </style:style>
    <style:style style:name="T6" style:family="text">
      <style:text-properties style:font-name="Monospace" officeooo:rsid="06299f58" style:font-size-asian="10.5pt" style:font-name-complex="David CLM" style:font-weight-complex="normal"/>
    </style:style>
    <style:style style:name="T7" style:family="text">
      <style:text-properties style:font-name="Monospace" officeooo:rsid="065b97c2" style:font-size-asian="10.5pt" style:font-name-complex="David CLM" style:font-weight-complex="normal"/>
    </style:style>
    <style:style style:name="T8" style:family="text">
      <style:text-properties style:font-name="Monospace" fo:font-weight="bold" officeooo:rsid="065b97c2" style:font-size-asian="10.5pt" style:font-weight-asian="bold" style:font-name-complex="David CLM" style:font-weight-complex="bold"/>
    </style:style>
    <style:style style:name="T9" style:family="text">
      <style:text-properties style:font-name="Monospace" fo:font-weight="bold" officeooo:rsid="065b97c2" style:font-size-asian="10.5pt" style:font-weight-asian="bold" style:font-name-complex="David CLM" style:font-weight-complex="normal"/>
    </style:style>
    <style:style style:name="T10" style:family="text">
      <style:text-properties officeooo:rsid="04af6545"/>
    </style:style>
    <style:style style:name="T11" style:family="text">
      <style:text-properties style:font-name="Liberation Sans" fo:font-size="21pt" fo:font-weight="bold" officeooo:rsid="0618f141" style:font-name-asian="Noto Sans CJK SC Regular" style:font-size-asian="18.2000007629395pt" style:font-weight-asian="bold" style:font-name-complex="Nachlieli CLM" style:font-size-complex="21pt" style:font-weight-complex="bold"/>
    </style:style>
    <style:style style:name="T12" style:family="text">
      <style:text-properties fo:color="#000000" loext:opacity="100%" style:font-name="Monospace" fo:font-size="12pt" fo:font-style="normal" fo:font-weight="normal" officeooo:rsid="0618f141" style:font-name-asian="Noto Sans CJK SC Regular" style:font-size-asian="12pt" style:font-style-asian="normal" style:font-weight-asian="normal" style:font-name-complex="Nachlieli CLM" style:font-size-complex="16pt" style:font-style-complex="normal" style:font-weight-complex="normal"/>
    </style:style>
    <style:style style:name="T13" style:family="text">
      <style:text-properties fo:color="#000000" loext:opacity="100%" style:font-name="Monospace" fo:font-size="12pt" fo:font-style="normal" fo:font-weight="normal" officeooo:rsid="0626422c" style:font-name-asian="Noto Sans CJK SC Regular" style:font-size-asian="12pt" style:font-style-asian="normal" style:font-weight-asian="normal" style:font-name-complex="Nachlieli CLM" style:font-size-complex="16pt" style:font-style-complex="normal" style:font-weight-complex="normal"/>
    </style:style>
    <style:style style:name="T14" style:family="text">
      <style:text-properties fo:color="#000000" loext:opacity="100%" style:font-name="Monospace" fo:font-size="12pt" fo:font-style="normal" fo:font-weight="normal" officeooo:rsid="062aa247" style:font-name-asian="Noto Sans CJK SC Regular" style:font-size-asian="12pt" style:font-style-asian="normal" style:font-weight-asian="normal" style:font-name-complex="Nachlieli CLM" style:font-size-complex="16pt" style:font-style-complex="normal" style:font-weight-complex="normal"/>
    </style:style>
    <style:style style:name="T15" style:family="text">
      <style:text-properties fo:color="#000000" loext:opacity="100%" style:font-name="Monospace" fo:font-size="12pt" fo:font-style="normal" fo:font-weight="normal" officeooo:rsid="062f3b21" style:font-name-asian="Noto Sans CJK SC Regular" style:font-size-asian="12pt" style:font-style-asian="normal" style:font-weight-asian="normal" style:font-name-complex="Nachlieli CLM" style:font-size-complex="16pt" style:font-style-complex="normal" style:font-weight-complex="normal"/>
    </style:style>
    <style:style style:name="T16" style:family="text">
      <style:text-properties fo:color="#000000" loext:opacity="100%" style:font-name="Monospace" fo:font-size="12pt" fo:font-style="normal" fo:font-weight="normal" officeooo:rsid="0656e34b" style:font-name-asian="Noto Sans CJK SC Regular" style:font-size-asian="12pt" style:font-style-asian="normal" style:font-weight-asian="normal" style:font-name-complex="Nachlieli CLM" style:font-size-complex="16pt" style:font-style-complex="normal" style:font-weight-complex="normal"/>
    </style:style>
    <style:style style:name="T17" style:family="text">
      <style:text-properties fo:color="#000000" loext:opacity="100%" style:font-name="Monospace" fo:font-size="12pt" fo:font-style="normal" fo:font-weight="normal" officeooo:rsid="066accd5" style:font-name-asian="Noto Sans CJK SC Regular" style:font-size-asian="12pt" style:font-style-asian="normal" style:font-weight-asian="normal" style:font-name-complex="Nachlieli CLM" style:font-size-complex="16pt" style:font-style-complex="normal" style:font-weight-complex="normal"/>
    </style:style>
    <style:style style:name="T18" style:family="text">
      <style:text-properties fo:color="#000000" loext:opacity="100%" style:font-name="Monospace" fo:font-size="12pt" fo:font-style="normal" fo:font-weight="normal" officeooo:rsid="066d7cb2" style:font-name-asian="Noto Sans CJK SC Regular" style:font-size-asian="12pt" style:font-style-asian="normal" style:font-weight-asian="normal" style:font-name-complex="Nachlieli CLM" style:font-size-complex="16pt" style:font-style-complex="normal" style:font-weight-complex="normal"/>
    </style:style>
    <style:style style:name="T19" style:family="text">
      <style:text-properties fo:color="#000000" loext:opacity="100%" style:font-name="Monospace" fo:font-size="12pt" fo:font-style="normal" fo:font-weight="normal" officeooo:rsid="066dd64a" style:font-name-asian="Noto Sans CJK SC Regular" style:font-size-asian="12pt" style:font-style-asian="normal" style:font-weight-asian="normal" style:font-name-complex="Nachlieli CLM" style:font-size-complex="16pt" style:font-style-complex="normal" style:font-weight-complex="normal"/>
    </style:style>
    <style:style style:name="T20" style:family="text">
      <style:text-properties fo:color="#000000" loext:opacity="100%" style:font-name="Monospace" fo:font-size="12pt" fo:font-style="normal" fo:font-weight="normal" officeooo:rsid="0673cd95" style:font-name-asian="Noto Sans CJK SC Regular" style:font-size-asian="12pt" style:font-style-asian="normal" style:font-weight-asian="normal" style:font-name-complex="Nachlieli CLM" style:font-size-complex="16pt" style:font-style-complex="normal" style:font-weight-complex="normal"/>
    </style:style>
    <style:style style:name="T21" style:family="text">
      <style:text-properties fo:color="#000000" loext:opacity="100%" style:font-name="Monospace" fo:font-size="12pt" fo:font-style="normal" fo:font-weight="normal" officeooo:rsid="06751456" style:font-name-asian="Noto Sans CJK SC Regular" style:font-size-asian="12pt" style:font-style-asian="normal" style:font-weight-asian="normal" style:font-name-complex="Nachlieli CLM" style:font-size-complex="16pt" style:font-style-complex="normal" style:font-weight-complex="normal"/>
    </style:style>
    <style:style style:name="T22" style:family="text">
      <style:text-properties style:font-name="David"/>
    </style:style>
    <style:style style:name="T23" style:family="text">
      <style:text-properties style:font-name="David" officeooo:rsid="0642138f" style:font-size-asian="10.5pt" style:font-name-complex="David CLM" style:font-weight-complex="normal"/>
    </style:style>
    <style:style style:name="T24" style:family="text">
      <style:text-properties style:font-name="David" officeooo:rsid="0646251d" style:font-size-asian="10.5pt" style:font-name-complex="David CLM" style:font-weight-complex="normal"/>
    </style:style>
    <style:style style:name="T25" style:family="text">
      <style:text-properties style:font-name="David" officeooo:rsid="06407c16"/>
    </style:style>
    <style:style style:name="T26" style:family="text">
      <style:text-properties style:font-name="David" officeooo:rsid="06435662"/>
    </style:style>
    <style:style style:name="T27" style:family="text">
      <style:text-properties style:font-name="David" officeooo:rsid="064456df"/>
    </style:style>
    <style:style style:name="T28" style:family="text">
      <style:text-properties style:font-name="David" fo:language="en" fo:country="US" officeooo:rsid="0646251d" style:font-size-asian="10.5pt" style:font-name-complex="David CLM" style:font-weight-complex="normal"/>
    </style:style>
    <style:style style:name="T29" style:family="text">
      <style:text-properties style:font-name="David" fo:language="en" fo:country="US" officeooo:rsid="06561767" style:font-size-asian="10.5pt" style:font-name-complex="David CLM" style:font-weight-complex="normal"/>
    </style:style>
    <style:style style:name="T30" style:family="text">
      <style:text-properties style:font-name="David" fo:language="en" fo:country="US" officeooo:rsid="0656e34b" style:font-size-asian="10.5pt" style:font-name-complex="David CLM" style:font-weight-complex="normal"/>
    </style:style>
    <style:style style:name="T31" style:family="text">
      <style:text-properties style:font-name="David" fo:language="en" fo:country="US" fo:font-weight="bold" officeooo:rsid="0656e34b" style:font-size-asian="10.5pt" style:font-weight-asian="bold" style:font-name-complex="David CLM" style:font-weight-complex="bold"/>
    </style:style>
    <style:style style:name="T32" style:family="text">
      <style:text-properties style:font-name="David" officeooo:rsid="066cc2c3"/>
    </style:style>
    <style:style style:name="T33" style:family="text">
      <style:text-properties style:font-name="David" fo:font-style="italic" style:font-style-asian="italic" style:font-style-complex="italic"/>
    </style:style>
    <style:style style:name="T34" style:family="text">
      <style:text-properties style:font-name="David" fo:font-style="italic" officeooo:rsid="06407c16" style:font-style-asian="italic" style:font-style-complex="italic"/>
    </style:style>
    <style:style style:name="T35" style:family="text">
      <style:text-properties officeooo:rsid="06213d5c"/>
    </style:style>
    <style:style style:name="T36" style:family="text">
      <style:text-properties officeooo:rsid="06255ca3"/>
    </style:style>
    <style:style style:name="T37" style:family="text">
      <style:text-properties officeooo:rsid="0626422c"/>
    </style:style>
    <style:style style:name="T38" style:family="text">
      <style:text-properties officeooo:rsid="06435662"/>
    </style:style>
    <style:style style:name="T39" style:family="text">
      <style:text-properties officeooo:rsid="066cc2c3"/>
    </style:style>
    <style:style style:name="T40" style:family="text">
      <style:text-properties fo:font-style="italic" style:font-style-asian="italic" style:font-style-complex="italic"/>
    </style:style>
    <style:style style:name="T41" style:family="text">
      <style:text-properties fo:font-style="italic" officeooo:rsid="066e97a4" style:font-style-asian="italic" style:font-style-complex="italic"/>
    </style:style>
    <style:style style:name="T42" style:family="text">
      <style:text-properties officeooo:rsid="066dd64a"/>
    </style:style>
    <style:style style:name="T43" style:family="text">
      <style:text-properties officeooo:rsid="062f9785"/>
    </style:style>
    <style:style style:name="T44" style:family="text">
      <style:text-properties officeooo:rsid="066e97a4"/>
    </style:style>
    <style:style style:name="T45" style:family="text">
      <style:text-properties officeooo:rsid="0671ca6b"/>
    </style:style>
    <style:style style:name="T46" style:family="text">
      <style:text-properties officeooo:rsid="06737673"/>
    </style:style>
    <style:style style:name="T47" style:family="text">
      <style:text-properties officeooo:rsid="0675454b"/>
    </style:style>
    <style:style style:name="T48" style:family="text">
      <style:text-properties officeooo:rsid="0678730a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6" text:outline-level="1"><text:span text:style-name="T1">מטלה</text:span><text:span text:style-name="T10"> –</text:span><text:span text:style-name="T2"> </text:span><text:span text:style-name="T11">חלוקת חפצים עם כסף</text:span></text:h>
      <text:p text:style-name="P22">‫יש לענות על שאלה אחת לבחירתכם. שאלות או סעיפים עם כוכבית‬ מזכים <text:span text:style-name="T48">בניקוד כפול.</text:span>‬</text:p>
      <text:p text:style-name="P22">‫יש להוכיח את נכונות התשובות. אפשר לכתוב אלגוריתם בפסאודו-קוד, אבל הוא צריך להיות מדוייק ‫ומפורט ברמה של שפת תיכנות.‬</text:p>
      <text:p text:style-name="P3"><text:span text:style-name="T36">שאלה </text:span><text:span text:style-name="T14">1</text:span><text:span text:style-name="T36">: </text:span><text:span text:style-name="T46">אלגוריתם המכרז </text:span><text:span text:style-name="T13">עם מס</text:span></text:p>
      <text:p text:style-name="P21"><text:span text:style-name="T37">נתונה בעיית חלוקה עם כסף, של </text:span><text:span text:style-name="T4">m חפצים בין n אנשים. כל אדם המקבל סכום כסף חיובי כלשהו x צריך לשלם t*x מס הכנסה, כאשר t <text:s/>הוא מספר קבוע כלשהו בין 0 ל-1 (נניח t=0.3 <text:s/>זה 30% מס).</text:span></text:p>
      <text:p text:style-name="P19"/>
      <text:p text:style-name="P18"><text:span text:style-name="T5">א. </text:span><text:span text:style-name="T3">הראו שאלגוריתם "המכרז השווה" לא תמיד מחזיר חלוקה ללא קנאה.</text:span></text:p>
      <text:list xml:id="list3945305614" text:style-name="L1">
        <text:list-item>
          <text:p text:style-name="P27"><text:span text:style-name="T7">שימו לב: מס הכנסה מתייחס לתשלום </text:span><text:span text:style-name="T8">נטו</text:span><text:span text:style-name="T9">, לדוגמה, אם שחקן שילם 100 וקיבל 150, הוא ישלם מס רק על 50; אם הוא שילם 100 וקיבל 50, הוא לא ישלם מס בכלל.</text:span></text:p>
        </text:list-item>
      </text:list>
      <text:p text:style-name="P20"/>
      <text:p text:style-name="P17"><text:span text:style-name="T3">* ב. תארו אלגוריתם המוצא חלוקה </text:span><text:span text:style-name="T6">יעילה-פארטו ו</text:span><text:span text:style-name="T3">ללא קנאה, או הוכיחו שלא קיים כזה.</text:span></text:p>
      <text:p text:style-name="P20"/>
      <text:p text:style-name="P5">שאלה <text:span text:style-name="T17">2</text:span>: <text:span text:style-name="T16">אלגוריתם המכרז: אסטרטגיה</text:span></text:p>
      <text:p text:style-name="P8"><text:span text:style-name="T29">n </text:span><text:span text:style-name="T30">שחקנים מחלקים ביניהם חפץ אחד בעזרת אלגוריתם "המכרז השווה". שחקן 1 הצליח לגלות את הערכים של כל השחקנים 2,…,n <text:s/>לאותו חפץ. שחקן 1 רוצה להשתמש במידע הזה כדי למסור לאלגוריתם ערך שונה מהערך האמיתי שלו, כך שהתועלת שלו תהיה גדולה ביותר. תארו אלגוריתם שיעזור לשחקן 1 להחליט, איזה ערך למסור לאלגוריתם כדי להשיג את התועלת הגבוהה ביותר האפשרית. </text:span></text:p>
      <text:p text:style-name="P29"/>
      <text:p text:style-name="P8"><text:span text:style-name="T31">הדרכה</text:span><text:span text:style-name="T30">: לפני שתנסו לפתח אלגוריתם כללי, נסו לבדוק מקרים פרטיים ולהבין מה קורה. לדוגמה, שני שחקנים עם ערכים 10, 20 או 20, 10.</text:span></text:p>
      <text:p text:style-name="P30"/>
      <text:p text:style-name="P6">שאלה<text:span text:style-name="T15"> </text:span><text:span text:style-name="T20">3</text:span>: <text:span text:style-name="T20">חלוקת </text:span><text:span text:style-name="T21">חפצים עם אילוצי כמות</text:span></text:p>
      <text:p text:style-name="P13">רוצים לחלק 500 חפצים שונים בין 100 אנשים עם הערכות שונות, כך שכל אחד יקבל חמישה חפצים בדיוק.</text:p>
      <text:p text:style-name="P13"/>
      <text:p text:style-name="P14">א. כתבו אלגוריתם לחלוקה ללא כסף, המוצא חלוקה הממקסמת את סכום הערכים (רמז: רדוקציה לשידוך).</text:p>
      <text:p text:style-name="P14"/>
      <text:p text:style-name="P14"><text:span text:style-name="T47">* </text:span>ב. כתבו אלגוריתם לחלוקה עם כסף, המוצא חלוקה ללא-קנאה ויעילה פארטו (רמז: רדוקציה לבעיית חלוקת חדרים).</text:p>
      <text:p text:style-name="P11"/>
      <text:p text:style-name="P6">שאלה<text:span text:style-name="T15"> </text:span><text:span text:style-name="T20">4</text:span>: <text:span text:style-name="T19">האם קיימת חלוקה בלי טרמפיסטים?</text:span></text:p>
      <text:p text:style-name="P23">נתונה בעיית חלוקת חדרים ושכר-דירה. </text:p>
      <text:p text:style-name="P9"/>
      <text:p text:style-name="P10"><text:span text:style-name="T42">א. </text:span>כתבו <text:span text:style-name="T42">פונקציה</text:span> בפייתון, <text:span text:style-name="T42">הבודקת האם קיימת חלוקה ללא-קנאה </text:span><text:span text:style-name="T44">של חדרים ושכר-דירה</text:span><text:span text:style-name="T42">, שבה כל הדיירים משלמים מחיר גדול או שווה אפס. אם כן, </text:span><text:span text:style-name="T44">הפונקציה מדפיסה </text:span><text:span text:style-name="T42">חלוקה אחת כזאת. </text:span><text:span text:style-name="T45">בדקו והדגימו את תשובתכם. </text:span><text:span text:style-name="T42">הקלט לפונקציה הוא מטריצת ערכים, וגובה שכר-הדירה. למשל:</text:span></text:p>
      <text:p text:style-name="P25">find_rent_with_nonnegative_prices( [[20,30,40],[40,30,20],[30,30,30]], 90)</text:p>
      <text:p text:style-name="P10"/>
      <text:p text:style-name="P12"><text:soft-page-break/>* ב. <text:span text:style-name="T43">כתבו קוד בפייתון, </text:span>הבודק האם קיימת חלוקה ללא-קנאה, שבה כל הדיירים משלמים מחיר <text:span text:style-name="T40">גדול </text:span><text:span text:style-name="T41">ממש </text:span><text:span text:style-name="T44">מ</text:span>אפס. אם כן, הקוד מדפיס חלוקה אחת כזאת. <text:span text:style-name="T45">הסבירו, בדקו והדגימו את תשובתכם.</text:span></text:p>
      <text:p text:style-name="P10"/>
      <text:p text:style-name="P24"/>
      <text:p text:style-name="P4">שאלה<text:span text:style-name="T12"> </text:span><text:span text:style-name="T18">5</text:span>: <text:span text:style-name="T35">השמת חפצים </text:span><text:span text:style-name="T39">אגליטרית</text:span></text:p>
      <text:p text:style-name="P7"><text:span text:style-name="T22">נתונים n שחקנים ו־n </text:span><text:span text:style-name="T32">חדרים</text:span><text:span text:style-name="T22">. צריך לתת </text:span><text:span text:style-name="T32">חדר </text:span><text:span text:style-name="הבחנה">אחד בדיוק</text:span><text:span text:style-name="T22"> לכל שחקן, </text:span><text:span text:style-name="הבחנה">ללא</text:span><text:span text:style-name="T22"> כספים. תארו אלגוריתמים </text:span><text:span text:style-name="T23">יעילים </text:span><text:span text:style-name="T24">(- זמן ריצה פולינומיאלי ב-</text:span><text:span text:style-name="T28">n)</text:span><text:span text:style-name="T23"> </text:span><text:span text:style-name="T22">למציאת השמות המקיימות את התנאים הבאים:</text:span></text:p>
      <text:p text:style-name="P31"/>
      <text:p text:style-name="P7"><text:span text:style-name="T25">א</text:span><text:span text:style-name="T22">. </text:span><text:span text:style-name="T27">השמה הממקסמת את </text:span><text:span text:style-name="T33">מכפלת </text:span><text:span text:style-name="T22">הערכים.</text:span></text:p>
      <text:p text:style-name="P7"/>
      <text:p text:style-name="P7"><text:span text:style-name="T26">ב</text:span><text:span text:style-name="T22">. </text:span><text:span text:style-name="T27">השמה אגליטרית </text:span><text:span text:style-name="T32">(השמה </text:span><text:span text:style-name="T27">הממקסמת את </text:span><text:span text:style-name="T25">הערך </text:span><text:span text:style-name="T34">הקטן ביותר</text:span><text:span text:style-name="T32">)</text:span><text:span text:style-name="T22">.</text:span></text:p>
      <text:p text:style-name="P7"/>
      <text:p text:style-name="P16">* <text:span text:style-name="T38">ג</text:span>. השמה לקסימין־אגליטרית.</text:p>
      <text:p text:style-name="P15"/>
      <text:p text:style-name="P15"><text:span text:style-name="T39">הדגימו ו</text:span>הוכיחו את נכונות האלגוריתמים <text:span text:style-name="T39">שלכם</text:span>.</text:p>
      <text:p text:style-name="P1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Courier New" svg:font-family="'Courier New'" style:font-family-generic="modern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David" svg:font-family="David" style:font-family-generic="roman" style:font-pitch="variable"/>
    <style:font-face style:name="Liberation Serif" svg:font-family="'Liberation Serif'" style:font-family-generic="roman" style:font-pitch="variable"/>
    <style:font-face style:name="Nachlieli CLM1" svg:font-family="'Nachlieli CLM'" style:font-family-generic="roman" style:font-pitch="variable"/>
    <style:font-face style:name="OpenSymbol1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2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" style:font-size-complex="12pt" style:language-complex="he" style:country-complex="IL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 style:shadow="none" style:writing-mode="rl-tb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style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loext:opacity="100%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align="center" style:justify-single-word="false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style:contextual-spacing="false" style:line-height-at-least="0.139in" fo:text-align="center" style:justify-single-word="false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font-name="Nachlieli CLM1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style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style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style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style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style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loext:opacity="100%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style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style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style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style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style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/>
    <style:style style:name="Footnote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Numbering_20_Symbols" style:display-name="Numbering Symbol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Internet_20_Link" style:display-name="Internet Link" style:family="paragraph" style:default-outline-level="">
      <style:paragraph-properties fo:text-align="start" style:justify-single-word="false" fo:orphans="2" fo:widows="2" style:writing-mode="lr-tb"/>
      <style:text-properties fo:color="#000080" loext:opacity="100%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s" style:family="paragraph" style:default-outline-level="">
      <style:paragraph-properties fo:text-align="start" style:justify-single-word="false" fo:orphans="2" fo:widows="2" style:writing-mode="lr-tb"/>
      <style:text-properties style:font-name="OpenSymbol1" fo:font-family="OpenSymbol, 'Arial Unicode M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Anchor" style:display-name="Footnote Anchor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Characters" style:display-name="Footnote Character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5f_1" style:display-name="Default_1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1" style:display-name="Title and Content~LT~Gliederung 1" style:family="paragraph" style:default-outline-level="">
      <style:paragraph-properties fo:margin-left="0in" fo:margin-right="0in" fo:margin-top="0.2165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left="0in" fo:margin-right="0in" fo:margin-top="0.1728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left="0in" fo:margin-right="0in" fo:margin-top="0.129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left="0in" fo:margin-right="0in" fo:margin-top="0.0866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Gliederung_20_1" style:display-name="Title and Content_~LT~Gliederung 1" style:family="paragraph" style:default-outline-level="">
      <style:paragraph-properties fo:margin-left="0in" fo:margin-right="0in" fo:margin-top="0.2165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Gliederung_20_2" style:display-name="Title and Content_~LT~Gliederung 2" style:family="paragraph" style:parent-style-name="Title_20_and_20_Content_5f__7e_LT_7e_Gliederung_20_1" style:default-outline-level="">
      <style:paragraph-properties fo:margin-left="0in" fo:margin-right="0in" fo:margin-top="0.1728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5f__7e_LT_7e_Gliederung_20_3" style:display-name="Title and Content_~LT~Gliederung 3" style:family="paragraph" style:parent-style-name="Title_20_and_20_Content_5f__7e_LT_7e_Gliederung_20_2" style:default-outline-level="">
      <style:paragraph-properties fo:margin-left="0in" fo:margin-right="0in" fo:margin-top="0.129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4" style:display-name="Title and Content_~LT~Gliederung 4" style:family="paragraph" style:parent-style-name="Title_20_and_20_Content_5f__7e_LT_7e_Gliederung_20_3" style:default-outline-level="">
      <style:paragraph-properties fo:margin-left="0in" fo:margin-right="0in" fo:margin-top="0.0866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5" style:display-name="Title and Content_~LT~Gliederung 5" style:family="paragraph" style:parent-style-name="Title_20_and_20_Content_5f__7e_LT_7e_Gliederung_20_4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6" style:display-name="Title and Content_~LT~Gliederung 6" style:family="paragraph" style:parent-style-name="Title_20_and_20_Content_5f__7e_LT_7e_Gliederung_20_5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7" style:display-name="Title and Content_~LT~Gliederung 7" style:family="paragraph" style:parent-style-name="Title_20_and_20_Content_5f__7e_LT_7e_Gliederung_20_6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8" style:display-name="Title and Content_~LT~Gliederung 8" style:family="paragraph" style:parent-style-name="Title_20_and_20_Content_5f__7e_LT_7e_Gliederung_20_7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9" style:display-name="Title and Content_~LT~Gliederung 9" style:family="paragraph" style:parent-style-name="Title_20_and_20_Content_5f__7e_LT_7e_Gliederung_20_8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Titel" style:display-name="Title and Content_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Untertitel" style:display-name="Title and Content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Notizen" style:display-name="Title and Content_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Hintergrundobjekte" style:display-name="Title and Content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Hintergrund" style:display-name="Title and Content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style:contextual-spacing="true" fo:line-height="0.2071in" fo:text-indent="0in" style:auto-text-indent="false"/>
    </style:style>
    <style:style style:name="בולט" style:family="paragraph" style:parent-style-name="List_20_Paragraph" style:default-outline-level="">
      <style:paragraph-properties fo:line-height="0.2154in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ListLabel_20_325" style:display-name="ListLabel 325" style:family="text">
      <style:text-properties style:font-name-complex="OpenSymbol2" style:font-family-complex="OpenSymbol" style:font-family-generic-complex="system" style:font-pitch-complex="variable"/>
    </style:style>
    <style:style style:name="ListLabel_20_326" style:display-name="ListLabel 326" style:family="text">
      <style:text-properties style:font-name-complex="OpenSymbol2" style:font-family-complex="OpenSymbol" style:font-family-generic-complex="system" style:font-pitch-complex="variable"/>
    </style:style>
    <style:style style:name="ListLabel_20_327" style:display-name="ListLabel 327" style:family="text">
      <style:text-properties style:font-name-complex="OpenSymbol2" style:font-family-complex="OpenSymbol" style:font-family-generic-complex="system" style:font-pitch-complex="variable"/>
    </style:style>
    <style:style style:name="ListLabel_20_328" style:display-name="ListLabel 328" style:family="text">
      <style:text-properties style:font-name-complex="OpenSymbol2" style:font-family-complex="OpenSymbol" style:font-family-generic-complex="system" style:font-pitch-complex="variable"/>
    </style:style>
    <style:style style:name="ListLabel_20_329" style:display-name="ListLabel 329" style:family="text">
      <style:text-properties style:font-name-complex="OpenSymbol2" style:font-family-complex="OpenSymbol" style:font-family-generic-complex="system" style:font-pitch-complex="variable"/>
    </style:style>
    <style:style style:name="ListLabel_20_330" style:display-name="ListLabel 330" style:family="text">
      <style:text-properties style:font-name-complex="OpenSymbol2" style:font-family-complex="OpenSymbol" style:font-family-generic-complex="system" style:font-pitch-complex="variable"/>
    </style:style>
    <style:style style:name="ListLabel_20_331" style:display-name="ListLabel 331" style:family="text">
      <style:text-properties style:font-name-complex="OpenSymbol2" style:font-family-complex="OpenSymbol" style:font-family-generic-complex="system" style:font-pitch-complex="variable"/>
    </style:style>
    <style:style style:name="ListLabel_20_332" style:display-name="ListLabel 332" style:family="text">
      <style:text-properties style:font-name-complex="OpenSymbol2" style:font-family-complex="OpenSymbol" style:font-family-generic-complex="system" style:font-pitch-complex="variable"/>
    </style:style>
    <style:style style:name="ListLabel_20_333" style:display-name="ListLabel 333" style:family="text">
      <style:text-properties style:font-name-complex="OpenSymbol2" style:font-family-complex="OpenSymbol" style:font-family-generic-complex="system" style:font-pitch-complex="variable"/>
    </style:style>
    <style:style style:name="ListLabel_20_1" style:display-name="ListLabel 1" style:family="text">
      <style:text-properties style:text-position="0% 100%" style:language-complex="he" style:country-complex="IL"/>
    </style:style>
    <style:style style:name="ListLabel_20_2" style:display-name="ListLabel 2" style:family="text">
      <style:text-properties fo:font-size="8pt" style:font-size-asian="8pt" style:font-name-complex="Courier New1" style:font-family-complex="'Courier New'" style:font-family-generic-complex="system" style:font-pitch-complex="variable" style:font-size-complex="8pt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Default_20_Paragraph_20_Font" style:display-name="Default Paragraph Font" style:family="text"/>
    <style:style style:name="הבחנה" style:family="text" style:parent-style-name="Default_20_Paragraph_20_Font">
      <style:text-properties style:font-name="Arial" fo:font-family="Arial" style:font-family-generic="roman" style:font-pitch="variable" fo:letter-spacing="0.0043in" style:font-name-complex="Arial1" style:font-family-complex="Arial" style:font-family-generic-complex="system" style:font-pitch-complex="variable" style:text-scale="110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2">
      <text:list-level-style-bullet text:level="1" text:style-name="ListLabel_20_325" style:num-suffix="" text:bullet-char="">
        <style:list-level-properties text:list-level-position-and-space-mode="label-alignment" fo:text-align="end">
          <style:list-level-label-alignment text:label-followed-by="listtab" text:list-tab-stop-position="0.5445in" fo:text-indent="-0.25in" fo:margin-left="0.5445in"/>
        </style:list-level-properties>
        <style:text-properties fo:font-family="Symbol" style:font-charset="x-symbol"/>
      </text:list-level-style-bullet>
      <text:list-level-style-bullet text:level="2" text:style-name="ListLabel_20_326" style:num-suffix="◦" text:bullet-char="◦">
        <style:list-level-properties text:list-level-position-and-space-mode="label-alignment" fo:text-align="end">
          <style:list-level-label-alignment text:label-followed-by="listtab" text:list-tab-stop-position="0.7945in" fo:text-indent="-0.25in" fo:margin-left="0.794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27" style:num-suffix="▪" text:bullet-char="▪">
        <style:list-level-properties text:list-level-position-and-space-mode="label-alignment" fo:text-align="end">
          <style:list-level-label-alignment text:label-followed-by="listtab" text:list-tab-stop-position="1.0445in" fo:text-indent="-0.25in" fo:margin-left="1.044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328" style:num-suffix="" text:bullet-char="">
        <style:list-level-properties text:list-level-position-and-space-mode="label-alignment" fo:text-align="end">
          <style:list-level-label-alignment text:label-followed-by="listtab" text:list-tab-stop-position="1.2945in" fo:text-indent="-0.25in" fo:margin-left="1.2945in"/>
        </style:list-level-properties>
        <style:text-properties fo:font-family="Symbol" style:font-charset="x-symbol"/>
      </text:list-level-style-bullet>
      <text:list-level-style-bullet text:level="5" text:style-name="ListLabel_20_329" style:num-suffix="◦" text:bullet-char="◦">
        <style:list-level-properties text:list-level-position-and-space-mode="label-alignment" fo:text-align="end">
          <style:list-level-label-alignment text:label-followed-by="listtab" text:list-tab-stop-position="1.5445in" fo:text-indent="-0.25in" fo:margin-left="1.544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330" style:num-suffix="▪" text:bullet-char="▪">
        <style:list-level-properties text:list-level-position-and-space-mode="label-alignment" fo:text-align="end">
          <style:list-level-label-alignment text:label-followed-by="listtab" text:list-tab-stop-position="1.7945in" fo:text-indent="-0.25in" fo:margin-left="1.794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331" style:num-suffix="" text:bullet-char="">
        <style:list-level-properties text:list-level-position-and-space-mode="label-alignment" fo:text-align="end">
          <style:list-level-label-alignment text:label-followed-by="listtab" text:list-tab-stop-position="2.0445in" fo:text-indent="-0.25in" fo:margin-left="2.0445in"/>
        </style:list-level-properties>
        <style:text-properties fo:font-family="Symbol" style:font-charset="x-symbol"/>
      </text:list-level-style-bullet>
      <text:list-level-style-bullet text:level="8" text:style-name="ListLabel_20_332" style:num-suffix="◦" text:bullet-char="◦">
        <style:list-level-properties text:list-level-position-and-space-mode="label-alignment" fo:text-align="end">
          <style:list-level-label-alignment text:label-followed-by="listtab" text:list-tab-stop-position="2.2945in" fo:text-indent="-0.25in" fo:margin-left="2.294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333" style:num-suffix="▪" text:bullet-char="▪">
        <style:list-level-properties text:list-level-position-and-space-mode="label-alignment" fo:text-align="end">
          <style:list-level-label-alignment text:label-followed-by="listtab" text:list-tab-stop-position="2.5445in" fo:text-indent="-0.25in" fo:margin-left="2.544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Symbol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style-name="Regular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Symbol" style:font-charset="x-symbol"/>
      </text:list-level-style-bullet>
      <text:list-level-style-bullet text:level="5" text:style-name="ListLabel_20_3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style-name="Regular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Symbol" style:font-charset="x-symbol"/>
      </text:list-level-style-bullet>
      <text:list-level-style-bullet text:level="8" text:style-name="ListLabel_20_4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style-name="Regular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2</text:page-number><text:s/>-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1-04T18:18:28.350895855</meta:creation-date>
    <meta:generator>LibreOffice/7.0.3.1$Windows_X86_64 LibreOffice_project/d7547858d014d4cf69878db179d326fc3483e082</meta:generator>
    <dc:date>2024-02-09T16:31:19.734000000</dc:date>
    <meta:editing-duration>P11DT22H18M42S</meta:editing-duration>
    <meta:editing-cycles>1460</meta:editing-cycles>
    <meta:document-statistic meta:table-count="0" meta:image-count="0" meta:object-count="0" meta:page-count="2" meta:paragraph-count="28" meta:word-count="439" meta:character-count="2419" meta:non-whitespace-character-count="2009"/>
  </office:meta>
</office:document-meta>
</file>